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a1.B4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101cm" fo:margin-bottom="0.101cm" loext:contextual-spacing="false"/>
      <style:text-properties officeooo:paragraph-rsid="0005ba5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b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ba51"/>
    </style:style>
    <number:number-style style:name="N20000" number:language="pt" number:country="B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o: du [OPÇÃO]... [ARQUIVO]… ou: du [OPÇÃO]... --files0-from=A</text:span></text:p>
      <text:p text:style-name="P3">Resume o uso do disco do conjunto de ARQUIVOs, <text:span text:style-name="T1">recursivamente</text:span> para diretórios.</text:p>
      <text:p text:style-name="P3">Argumentos <text:span text:style-name="T1">obrigatórios</text:span> para opções longas também o são para opções curtas.</text:p>
      <table:table table:name="Tabela1" table:style-name="Tabela1" table:template-name="Linhas simples">
        <table:table-column table:style-name="Tabela1.A" table:number-columns-repeated="2"/>
        <table:table-row>
          <table:table-cell table:style-name="Tabela1.A1" office:value-type="string">
            <text:p text:style-name="P5"/>
            <text:p text:style-name="P5">-0, --null <text:s text:c="11"/></text:p>
          </table:table-cell>
          <table:table-cell table:style-name="Tabela1.A1" office:value-type="string">
            <text:p text:style-name="P4"/>
            <text:p text:style-name="P4"><text:span text:style-name="T2">T</text:span>ermina cada linha de saída com NULO, e não com nova linha</text:p>
            <text:p text:style-name="P4"/>
          </table:table-cell>
        </table:table-row>
        <table:table-row>
          <table:table-cell table:style-name="Tabela1.A2" office:value-type="string">
            <text:p text:style-name="P4"/>
            <text:p text:style-name="P4">-a, --all <text:s text:c="11"/></text:p>
          </table:table-cell>
          <table:table-cell table:style-name="Tabela1.B2" office:value-type="string">
            <text:p text:style-name="P4"><text:span text:style-name="T2">E</text:span>screve as contagens para todos os arquivos, e não apenas para diretórios</text:p>
          </table:table-cell>
        </table:table-row>
        <table:table-row>
          <table:table-cell table:style-name="Tabela1.A3" office:value-type="string">
            <text:p text:style-name="Standard"/>
            <text:p text:style-name="Standard"/>
            <text:p text:style-name="Standard"/>
            <text:p text:style-name="Standard"/>
            <text:p text:style-name="Standard">--apparent-size <text:s text:c="2"/></text:p>
          </table:table-cell>
          <table:table-cell table:style-name="Tabela1.B3" office:value-type="float" office:value="0">
            <text:p text:style-name="P4">emite os tamanhos aparentes, em vez do uso em disco;</text:p>
            <text:p text:style-name="Standard"><text:s text:c="26"/>embora o tamanho aparente seja normalmente menor,</text:p>
            <text:p text:style-name="Standard"><text:s text:c="26"/>ele pode ser maior devido a buracos nos arquivos</text:p>
            <text:p text:style-name="Standard"><text:s text:c="26"/>esparsos, fragmentação interna, blocos indiretos</text:p>
            <text:p text:style-name="P2"><text:s text:c="26"/>e outros afins</text:p>
          </table:table-cell>
        </table:table-row>
        <table:table-row table:style-name="Tabela1.4">
          <table:table-cell table:style-name="Tabela1.A4" office:value-type="string">
            <text:p text:style-name="P4"/>
          </table:table-cell>
          <table:table-cell table:style-name="Tabela1.B4">
            <text:p text:style-name="P4"/>
          </table:table-cell>
        </table:table-row>
      </table:table>
      <text:p text:style-name="Standard"/>
      <text:p text:style-name="Standard"/>
      <text:p text:style-name="Standard"><text:s text:c="2"/>-B, --block-size=TAM <text:s/>o tamanho considera blocos de TAM bytes; exemplo:"</text:p>
      <text:p text:style-name="Standard"><text:s text:c="26"/>-BM emite tamanhos em unidades de 1.048.576 bytes;"</text:p>
      <text:p text:style-name="Standard"><text:s text:c="26"/>veja o formato de TAM abaixo</text:p>
      <text:p text:style-name="Standard"><text:s text:c="2"/>-b, --bytes <text:s text:c="10"/>equivalente a "--apparent-size --block-size=1"</text:p>
      <text:p text:style-name="Standard"><text:s text:c="2"/>-c, --total <text:s text:c="10"/>gera um total geral</text:p>
      <text:p text:style-name="Standard"><text:s text:c="2"/>-D, --dereference-args</text:p>
      <text:p text:style-name="Standard"><text:s text:c="24"/>interpreta apenas os links simbólicos listados</text:p>
      <text:p text:style-name="Standard"><text:s text:c="26"/>na linha de comando</text:p>
      <text:p text:style-name="Standard"><text:s text:c="2"/>-d, --max-depth=N <text:s text:c="4"/>emite o total para um diretório (ou arquivo, com --all)</text:p>
      <text:p text:style-name="Standard"><text:s text:c="26"/>apenas se ele estiver N ou menor níveis abaixo do</text:p>
      <text:p text:style-name="Standard"><text:s text:c="26"/>argumento de linha de comando; <text:s/>--max-depth=0 é o</text:p>
      <text:p text:style-name="Standard"><text:s text:c="26"/>mesmo que --summarize</text:p>
      <text:p text:style-name="Standard"><text:s text:c="6"/>--files0-from=A <text:s text:c="2"/>resume o uso de disco do arquivos de nomes terminados</text:p>
      <text:p text:style-name="Standard"><text:s text:c="26"/>com NULO especificados no arquivo A; Se A for -,</text:p>
      <text:p text:style-name="Standard"><text:s text:c="26"/>então lê nomes da entrada padrão</text:p>
      <text:p text:style-name="Standard"><text:s text:c="2"/>-H <text:s text:c="19"/>equivalente a --dereference-args (-D)</text:p>
      <text:p text:style-name="Standard"><text:s text:c="2"/>-h, --human-readable <text:s/>emite os tamanhos em formato inteligível a humanos</text:p>
      <text:p text:style-name="Standard"><text:s text:c="26"/>(por exemplo: 1K 234M 2G)</text:p>
      <text:p text:style-name="Standard"><text:s text:c="6"/>--inodes <text:s text:c="9"/>lista informação de uso de inós em vez de uso de blocos</text:p>
      <text:p text:style-name="Standard"><text:s text:c="2"/>-k <text:s text:c="19"/>o mesmo que --block-size=1K</text:p>
      <text:p text:style-name="Standard"><text:s text:c="2"/>-L, --dereference <text:s text:c="4"/>interpreta links simbólicos</text:p>
      <text:p text:style-name="Standard"><text:s text:c="2"/>-l, --count-links <text:s text:c="4"/>contabiliza tamanhos mais vezes se for um link</text:p>
      <text:p text:style-name="Standard"><text:s text:c="26"/>absoluto</text:p>
      <text:p text:style-name="Standard"><text:s text:c="2"/>-m <text:s text:c="19"/>o mesmo que --block-size=1M</text:p>
      <text:p text:style-name="Standard"><text:s text:c="2"/>-P, --no-dereference <text:s/>não segue links simbólicos (este é o padrão)</text:p>
      <text:p text:style-name="Standard"><text:s text:c="2"/>-S, --separate-dirs <text:s text:c="2"/>não inclui o tamanho de subdiretórios</text:p>
      <text:p text:style-name="Standard"><text:s text:c="6"/>--si <text:s text:c="13"/>como -h, mas usa potência de 1000, e não 1024</text:p>
      <text:p text:style-name="Standard"><text:s text:c="2"/>-s, --summarize <text:s text:c="6"/>mostra somente um total para cada argumento</text:p>
      <text:p text:style-name="Standard"><text:s text:c="2"/>-t, --threshold=TAM <text:s text:c="2"/>exclui entradas menores que TAM se positivo,</text:p>
      <text:p text:style-name="Standard"><text:s text:c="26"/>ou entradas maiores que TAM se negativo</text:p>
      <text:p text:style-name="Standard"><text:soft-page-break/><text:s text:c="6"/>--time <text:s text:c="11"/>mostra a hora da última modificação de todos os</text:p>
      <text:p text:style-name="Standard"><text:s text:c="26"/>arquivos no diretório ou quaisquer uns de seus</text:p>
      <text:p text:style-name="Standard"><text:s text:c="26"/>subdiretórios</text:p>
      <text:p text:style-name="Standard"><text:s text:c="6"/>--time=PALAVRA <text:s text:c="3"/>mostra a hora como PALAVRA, em vez de a hora da última</text:p>
      <text:p text:style-name="Standard"><text:s text:c="26"/>modificação:</text:p>
      <text:p text:style-name="Standard"><text:s text:c="26"/>"atime", "access", "use", "ctime" ou "status"</text:p>
      <text:p text:style-name="Standard"><text:s text:c="6"/>--time-style=ESTILO</text:p>
      <text:p text:style-name="Standard"><text:s text:c="24"/>mostra a hora usando o ESTILO:</text:p>
      <text:p text:style-name="Standard"><text:s text:c="26"/>full-iso, long-iso, iso, +FORMATO</text:p>
      <text:p text:style-name="Standard"><text:s text:c="26"/>FORMATO é interpretado como em "date"</text:p>
      <text:p text:style-name="Standard"><text:s text:c="2"/>-X, --exclude-from=ARQ <text:s text:c="2"/>exclui arquivos que correspondem a padrões em ARQ</text:p>
      <text:p text:style-name="Standard"><text:s text:c="6"/>--exclude=PADRÃO <text:s text:c="4"/>exclui arquivos que correspondem a PADRÃO</text:p>
      <text:p text:style-name="Standard"><text:s text:c="2"/>-x, --one-file-system <text:s text:c="3"/>ignora diretórios em sistema de arquivos diferentes</text:p>
      <text:p text:style-name="Standard"><text:s text:c="6"/>--help <text:s text:c="4"/>mostra esta ajuda e sai</text:p>
      <text:p text:style-name="Standard"><text:s text:c="6"/>--version <text:s/>informa a versão e sai</text:p>
      <text:p text:style-name="Standard"/>
      <text:p text:style-name="Standard">Valores exibidos estão em unidades da primeiro TAM disponível de --block-size,</text:p>
      <text:p text:style-name="Standard">e das variáveis de ambiente DU_BLOCK_SIZE, BLOCK_SIZE e BLOCKSIZE. Do contrário,</text:p>
      <text:p text:style-name="Standard">as unidades são definidas com 1024 bytes (ou 512 se POSIXLY_CORRECT estiver</text:p>
      <text:p text:style-name="Standard">definido).</text:p>
      <text:p text:style-name="Standard"/>
      <text:p text:style-name="Standard">O argumento TAM é uma unidade opcional e inteiro (exemplo: 10K é 10*1024).</text:p>
      <text:p text:style-name="Standard">As unidades são K,M,G,T,P,E,Z,Y (vezes 1024) ou KB,MB,... (vezes 1000).</text:p>
      <text:p text:style-name="Standard">Prefixos binários também podem ser usados: KiB=K, MiB=M e assim por diante.</text:p>
      <text:p text:style-name="Standard"/>
      <text:p text:style-name="Standard">Página de ajuda do GNU coreutils: &lt;https://www.gnu.org/software/coreutils/&gt;</text:p>
      <text:p text:style-name="Standard">Relate erros de tradução para &lt;https://translationproject.org/team/pt_BR.html&gt;</text:p>
      <text:p text:style-name="Standard">Documentação completa em &lt;https://www.gnu.org/software/coreutils/du&gt;</text:p>
      <text:p text:style-name="Standard">ou disponível localmente via: info "(coreutils) du invocation"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nhas_20_simples.1" style:display-name="Linh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2" style:display-name="Linh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3" style:display-name="Linh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4" style:display-name="Linh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5" style:display-name="Linh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6" style:display-name="Linh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7" style:display-name="Linh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8" style:display-name="Linh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9" style:display-name="Linh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0" style:display-name="Linh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1" style:display-name="Linh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2" style:display-name="Linh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3" style:display-name="Linh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4" style:display-name="Linh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5" style:display-name="Linh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6" style:display-name="Linh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Linhas_20_simples.1"/>
      <table:last-row table:style-name="Linhas_20_simples.2"/>
      <table:first-column table:style-name="Linhas_20_simples.3"/>
      <table:last-column table:style-name="Linhas_20_simples.4"/>
      <table:body table:style-name="Linhas_20_simples.9"/>
      <table:even-rows table:style-name="Linhas_20_simples.5"/>
      <table:odd-rows table:style-name="Linhas_20_simples.6"/>
      <table:even-columns table:style-name="Linhas_20_simples.7"/>
      <table:odd-columns table:style-name="Linhas_20_simples.8"/>
      <table:background table:style-name="Linhas_20_simples.10"/>
      <loext:first-row-even-column table:style-name="Linhas_20_simples.15"/>
      <loext:last-row-even-column table:style-name="Linhas_20_simples.16"/>
      <loext:first-row-end-column table:style-name="Linhas_20_simples.12"/>
      <loext:first-row-start-column table:style-name="Linhas_20_simples.11"/>
      <loext:last-row-end-column table:style-name="Linhas_20_simples.14"/>
      <loext:last-row-start-column table:style-name="Linh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9:52:36.775654314</meta:creation-date>
    <dc:date>2019-12-29T10:00:53.524734333</dc:date>
    <meta:editing-duration>PT8M20S</meta:editing-duration>
    <meta:editing-cycles>1</meta:editing-cycles>
    <meta:document-statistic meta:table-count="1" meta:image-count="0" meta:object-count="0" meta:page-count="2" meta:paragraph-count="69" meta:word-count="540" meta:character-count="4202" meta:non-whitespace-character-count="2903"/>
    <meta:generator>LibreOffice/6.3.3.2.0$Linux_X86_64 LibreOffice_project/30$Build-2</meta:generator>
  </office:meta>
</office:document-meta>
</file>